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o1" style:family="table-column">
      <style:table-column-properties fo:break-before="auto" style:column-width="4.572cm"/>
    </style:style>
    <style:style style:name="co2" style:family="table-column">
      <style:table-column-properties fo:break-before="auto" style:column-width="5.03766666666667cm"/>
    </style:style>
    <style:style style:name="co3" style:family="table-column">
      <style:table-column-properties fo:break-before="auto" style:column-width="4.42383333333333cm"/>
    </style:style>
    <style:style style:name="co4" style:family="table-column">
      <style:table-column-properties fo:break-before="auto" style:column-width="5.67266666666667cm"/>
    </style:style>
    <style:style style:name="co5" style:family="table-column">
      <style:table-column-properties fo:break-before="auto" style:column-width="5.43983333333333cm"/>
    </style:style>
    <style:style style:name="co6" style:family="table-column">
      <style:table-column-properties fo:break-before="auto" style:column-width="5.41866666666667cm"/>
    </style:style>
    <style:style style:name="co7" style:family="table-column">
      <style:table-column-properties fo:break-before="auto" style:column-width="5.73616666666667cm"/>
    </style:style>
    <style:style style:name="co8" style:family="table-column">
      <style:table-column-properties fo:break-before="auto" style:column-width="6.604cm"/>
    </style:style>
    <style:style style:name="co9" style:family="table-column">
      <style:table-column-properties fo:break-before="auto" style:column-width="1.86266666666667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4.80483333333333cm"/>
    </style:style>
    <style:style style:name="co12" style:family="table-column">
      <style:table-column-properties fo:break-before="auto" style:column-width="4.5508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DC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ccuracy_SVM_full_features</text:p>
          </table:table-cell>
          <table:table-cell office:value-type="string" table:style-name="ce1">
            <text:p>Accuracy_GB_full_features</text:p>
          </table:table-cell>
          <table:table-cell office:value-type="string" table:style-name="ce1">
            <text:p>Accuracy_RF_full_features</text:p>
          </table:table-cell>
          <table:table-cell office:value-type="string" table:style-name="ce1">
            <text:p>Accuracy_SVM_selected_features</text:p>
          </table:table-cell>
          <table:table-cell office:value-type="string" table:style-name="ce1">
            <text:p>Accuracy_GB_selected_features</text:p>
          </table:table-cell>
          <table:table-cell office:value-type="string" table:style-name="ce1">
            <text:p>Accuracy_RF_selected_features</text:p>
          </table:table-cell>
          <table:table-cell office:value-type="string" table:style-name="ce1">
            <text:p>Accuracy_Alternative_full_features</text:p>
          </table:table-cell>
          <table:table-cell office:value-type="string" table:style-name="ce1">
            <text:p>Accuracy_Alternative_selected_featu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1</text:p>
          </table:table-cell>
          <table:table-cell office:value-type="float" office:value="56092" table:style-name="ce2">
            <text:p>56.092</text:p>
          </table:table-cell>
          <table:table-cell office:value-type="float" office:value="25456" table:style-name="ce2">
            <text:p>25.456</text:p>
          </table:table-cell>
          <table:table-cell office:value-type="float" office:value="29765" table:style-name="ce2">
            <text:p>29.765</text:p>
          </table:table-cell>
          <table:table-cell office:value-type="float" office:value="55980" table:style-name="ce2">
            <text:p>55.980</text:p>
          </table:table-cell>
          <table:table-cell office:value-type="float" office:value="27672" table:style-name="ce2">
            <text:p>27.672</text:p>
          </table:table-cell>
          <table:table-cell office:value-type="float" office:value="31420" table:style-name="ce2">
            <text:p>31.420</text:p>
          </table:table-cell>
          <table:table-cell office:value-type="float" office:value="23288" table:style-name="ce2">
            <text:p>23.288</text:p>
          </table:table-cell>
          <table:table-cell office:value-type="float" office:value="33702" table:style-name="ce2">
            <text:p>33.7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2</text:p>
          </table:table-cell>
          <table:table-cell office:value-type="float" office:value="64533" table:style-name="ce2">
            <text:p>64.533</text:p>
          </table:table-cell>
          <table:table-cell office:value-type="float" office:value="66663" table:style-name="ce2">
            <text:p>66.663</text:p>
          </table:table-cell>
          <table:table-cell office:value-type="float" office:value="61277" table:style-name="ce2">
            <text:p>61.277</text:p>
          </table:table-cell>
          <table:table-cell office:value-type="float" office:value="64522" table:style-name="ce2">
            <text:p>64.522</text:p>
          </table:table-cell>
          <table:table-cell office:value-type="float" office:value="26259" table:style-name="ce2">
            <text:p>26.259</text:p>
          </table:table-cell>
          <table:table-cell office:value-type="float" office:value="45517" table:style-name="ce2">
            <text:p>45.517</text:p>
          </table:table-cell>
          <table:table-cell office:value-type="float" office:value="-73902" table:style-name="ce2">
            <text:p>-73.902</text:p>
          </table:table-cell>
          <table:table-cell office:value-type="float" office:value="46202" table:style-name="ce2">
            <text:p>46.2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3</text:p>
          </table:table-cell>
          <table:table-cell office:value-type="float" office:value="-70994" table:style-name="ce2">
            <text:p>-70.994</text:p>
          </table:table-cell>
          <table:table-cell office:value-type="float" office:value="-208147" table:style-name="ce2">
            <text:p>-208.147</text:p>
          </table:table-cell>
          <table:table-cell office:value-type="float" office:value="-115100" table:style-name="ce2">
            <text:p>-115.100</text:p>
          </table:table-cell>
          <table:table-cell office:value-type="float" office:value="-70512" table:style-name="ce2">
            <text:p>-70.512</text:p>
          </table:table-cell>
          <table:table-cell office:value-type="float" office:value="-196911" table:style-name="ce2">
            <text:p>-196.911</text:p>
          </table:table-cell>
          <table:table-cell office:value-type="float" office:value="-93528" table:style-name="ce2">
            <text:p>-93.528</text:p>
          </table:table-cell>
          <table:table-cell office:value-type="float" office:value="-132723" table:style-name="ce2">
            <text:p>-132.723</text:p>
          </table:table-cell>
          <table:table-cell office:value-type="float" office:value="-83795" table:style-name="ce2">
            <text:p>-83.7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TAX_kernel_1</text:p>
          </table:table-cell>
          <table:table-cell office:value-type="float" office:value="79797" table:style-name="ce2">
            <text:p>79.797</text:p>
          </table:table-cell>
          <table:table-cell office:value-type="float" office:value="68202" table:style-name="ce2">
            <text:p>68.202</text:p>
          </table:table-cell>
          <table:table-cell office:value-type="float" office:value="74351" table:style-name="ce2">
            <text:p>74.351</text:p>
          </table:table-cell>
          <table:table-cell office:value-type="float" office:value="79345" table:style-name="ce2">
            <text:p>79.345</text:p>
          </table:table-cell>
          <table:table-cell office:value-type="float" office:value="68242" table:style-name="ce2">
            <text:p>68.242</text:p>
          </table:table-cell>
          <table:table-cell office:value-type="float" office:value="75329" table:style-name="ce2">
            <text:p>75.329</text:p>
          </table:table-cell>
          <table:table-cell office:value-type="float" office:value="80343" table:style-name="ce2">
            <text:p>80.343</text:p>
          </table:table-cell>
          <table:table-cell office:value-type="float" office:value="74622" table:style-name="ce2">
            <text:p>74.6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TAX_kernel_2</text:p>
          </table:table-cell>
          <table:table-cell office:value-type="float" office:value="31341" table:style-name="ce2">
            <text:p>31.341</text:p>
          </table:table-cell>
          <table:table-cell office:value-type="float" office:value="93514" table:style-name="ce2">
            <text:p>93.514</text:p>
          </table:table-cell>
          <table:table-cell office:value-type="float" office:value="86925" table:style-name="ce2">
            <text:p>86.925</text:p>
          </table:table-cell>
          <table:table-cell office:value-type="float" office:value="31342" table:style-name="ce2">
            <text:p>31.342</text:p>
          </table:table-cell>
          <table:table-cell office:value-type="float" office:value="94242" table:style-name="ce2">
            <text:p>94.242</text:p>
          </table:table-cell>
          <table:table-cell office:value-type="float" office:value="89164" table:style-name="ce2">
            <text:p>89.164</text:p>
          </table:table-cell>
          <table:table-cell office:value-type="float" office:value="78467" table:style-name="ce2">
            <text:p>78.467</text:p>
          </table:table-cell>
          <table:table-cell office:value-type="float" office:value="87647" table:style-name="ce2">
            <text:p>87.64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ICG_kernel_1</text:p>
          </table:table-cell>
          <table:table-cell office:value-type="float" office:value="54620" table:style-name="ce2">
            <text:p>54.620</text:p>
          </table:table-cell>
          <table:table-cell office:value-type="float" office:value="81044" table:style-name="ce2">
            <text:p>81.044</text:p>
          </table:table-cell>
          <table:table-cell office:value-type="float" office:value="98025" table:style-name="ce2">
            <text:p>98.025</text:p>
          </table:table-cell>
          <table:table-cell office:value-type="float" office:value="55127" table:style-name="ce2">
            <text:p>55.127</text:p>
          </table:table-cell>
          <table:table-cell office:value-type="float" office:value="95160" table:style-name="ce2">
            <text:p>95.160</text:p>
          </table:table-cell>
          <table:table-cell office:value-type="float" office:value="99474" table:style-name="ce2">
            <text:p>99.474</text:p>
          </table:table-cell>
          <table:table-cell office:value-type="float" office:value="84591" table:style-name="ce2">
            <text:p>84.591</text:p>
          </table:table-cell>
          <table:table-cell office:value-type="float" office:value="89765" table:style-name="ce2">
            <text:p>89.7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ICG_kernel_2</text:p>
          </table:table-cell>
          <table:table-cell office:value-type="float" office:value="67069" table:style-name="ce2">
            <text:p>67.069</text:p>
          </table:table-cell>
          <table:table-cell office:value-type="float" office:value="90726" table:style-name="ce2">
            <text:p>90.726</text:p>
          </table:table-cell>
          <table:table-cell office:value-type="float" office:value="90070" table:style-name="ce2">
            <text:p>90.070</text:p>
          </table:table-cell>
          <table:table-cell office:value-type="float" office:value="67070" table:style-name="ce2">
            <text:p>67.070</text:p>
          </table:table-cell>
          <table:table-cell office:value-type="float" office:value="93921" table:style-name="ce2">
            <text:p>93.921</text:p>
          </table:table-cell>
          <table:table-cell office:value-type="float" office:value="82505" table:style-name="ce2">
            <text:p>82.505</text:p>
          </table:table-cell>
          <table:table-cell office:value-type="float" office:value="58560" table:style-name="ce2">
            <text:p>58.560</text:p>
          </table:table-cell>
          <table:table-cell office:value-type="float" office:value="87705" table:style-name="ce2">
            <text:p>87.7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RR_kernel_1</text:p>
          </table:table-cell>
          <table:table-cell office:value-type="float" office:value="-4642" table:style-name="ce2">
            <text:p>-4.642</text:p>
          </table:table-cell>
          <table:table-cell office:value-type="float" office:value="94792" table:style-name="ce2">
            <text:p>94.792</text:p>
          </table:table-cell>
          <table:table-cell office:value-type="float" office:value="97781" table:style-name="ce2">
            <text:p>97.781</text:p>
          </table:table-cell>
          <table:table-cell office:value-type="float" office:value="-3913" table:style-name="ce2">
            <text:p>-3.913</text:p>
          </table:table-cell>
          <table:table-cell office:value-type="float" office:value="30661" table:style-name="ce2">
            <text:p>30.661</text:p>
          </table:table-cell>
          <table:table-cell office:value-type="float" office:value="66600" table:style-name="ce2">
            <text:p>66.600</text:p>
          </table:table-cell>
          <table:table-cell office:value-type="float" office:value="81291" table:style-name="ce2">
            <text:p>81.291</text:p>
          </table:table-cell>
          <table:table-cell office:value-type="float" office:value="88363" table:style-name="ce2">
            <text:p>88.36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RR_kernel_2</text:p>
          </table:table-cell>
          <table:table-cell office:value-type="float" office:value="71042" table:style-name="ce2">
            <text:p>71.042</text:p>
          </table:table-cell>
          <table:table-cell office:value-type="float" office:value="61665" table:style-name="ce2">
            <text:p>61.665</text:p>
          </table:table-cell>
          <table:table-cell office:value-type="float" office:value="57689" table:style-name="ce2">
            <text:p>57.689</text:p>
          </table:table-cell>
          <table:table-cell office:value-type="float" office:value="70550" table:style-name="ce2">
            <text:p>70.550</text:p>
          </table:table-cell>
          <table:table-cell office:value-type="float" office:value="67946" table:style-name="ce2">
            <text:p>67.946</text:p>
          </table:table-cell>
          <table:table-cell office:value-type="float" office:value="56413" table:style-name="ce2">
            <text:p>56.413</text:p>
          </table:table-cell>
          <table:table-cell office:value-type="float" office:value="51168" table:style-name="ce2">
            <text:p>51.168</text:p>
          </table:table-cell>
          <table:table-cell office:value-type="float" office:value="57002" table:style-name="ce2">
            <text:p>57.0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RR_kernel_3</text:p>
          </table:table-cell>
          <table:table-cell office:value-type="float" office:value="86202" table:style-name="ce2">
            <text:p>86.202</text:p>
          </table:table-cell>
          <table:table-cell office:value-type="float" office:value="81284" table:style-name="ce2">
            <text:p>81.284</text:p>
          </table:table-cell>
          <table:table-cell office:value-type="float" office:value="70939" table:style-name="ce2">
            <text:p>70.939</text:p>
          </table:table-cell>
          <table:table-cell office:value-type="float" office:value="86174" table:style-name="ce2">
            <text:p>86.174</text:p>
          </table:table-cell>
          <table:table-cell office:value-type="float" office:value="59737" table:style-name="ce2">
            <text:p>59.737</text:p>
          </table:table-cell>
          <table:table-cell office:value-type="float" office:value="69242" table:style-name="ce2">
            <text:p>69.242</text:p>
          </table:table-cell>
          <table:table-cell office:value-type="float" office:value="18843" table:style-name="ce2">
            <text:p>18.843</text:p>
          </table:table-cell>
          <table:table-cell office:value-type="float" office:value="52643" table:style-name="ce2">
            <text:p>52.64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VAR_kernel_1</text:p>
          </table:table-cell>
          <table:table-cell office:value-type="float" office:value="-17503" table:style-name="ce2">
            <text:p>-17.503</text:p>
          </table:table-cell>
          <table:table-cell office:value-type="float" office:value="44488" table:style-name="ce2">
            <text:p>44.488</text:p>
          </table:table-cell>
          <table:table-cell office:value-type="float" office:value="51141" table:style-name="ce2">
            <text:p>51.141</text:p>
          </table:table-cell>
          <table:table-cell office:value-type="float" office:value="-869384" table:style-name="ce2">
            <text:p>-869.384</text:p>
          </table:table-cell>
          <table:table-cell office:value-type="float" office:value="-262923" table:style-name="ce2">
            <text:p>-262.923</text:p>
          </table:table-cell>
          <table:table-cell office:value-type="float" office:value="-286916" table:style-name="ce2">
            <text:p>-286.916</text:p>
          </table:table-cell>
          <table:table-cell office:value-type="float" office:value="-406931" table:style-name="ce2">
            <text:p>-406.931</text:p>
          </table:table-cell>
          <table:table-cell office:value-type="float" office:value="-394883" table:style-name="ce2">
            <text:p>-394.8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VAR_kernel_2</text:p>
          </table:table-cell>
          <table:table-cell office:value-type="float" office:value="-60803" table:style-name="ce2">
            <text:p>-60.803</text:p>
          </table:table-cell>
          <table:table-cell office:value-type="float" office:value="56892" table:style-name="ce2">
            <text:p>56.892</text:p>
          </table:table-cell>
          <table:table-cell office:value-type="float" office:value="88558" table:style-name="ce2">
            <text:p>88.558</text:p>
          </table:table-cell>
          <table:table-cell office:value-type="float" office:value="-60801" table:style-name="ce2">
            <text:p>-60.801</text:p>
          </table:table-cell>
          <table:table-cell office:value-type="float" office:value="61797" table:style-name="ce2">
            <text:p>61.797</text:p>
          </table:table-cell>
          <table:table-cell office:value-type="float" office:value="90395" table:style-name="ce2">
            <text:p>90.395</text:p>
          </table:table-cell>
          <table:table-cell office:value-type="float" office:value="69131" table:style-name="ce2">
            <text:p>69.131</text:p>
          </table:table-cell>
          <table:table-cell office:value-type="float" office:value="98281" table:style-name="ce2">
            <text:p>98.2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TD2D_kernel_1</text:p>
          </table:table-cell>
          <table:table-cell office:value-type="float" office:value="-67191" table:style-name="ce2">
            <text:p>-67.191</text:p>
          </table:table-cell>
          <table:table-cell office:value-type="float" office:value="46698" table:style-name="ce2">
            <text:p>46.698</text:p>
          </table:table-cell>
          <table:table-cell office:value-type="float" office:value="59714" table:style-name="ce2">
            <text:p>59.714</text:p>
          </table:table-cell>
          <table:table-cell office:value-type="float" office:value="-68928" table:style-name="ce2">
            <text:p>-68.928</text:p>
          </table:table-cell>
          <table:table-cell office:value-type="float" office:value="13630" table:style-name="ce2">
            <text:p>13.630</text:p>
          </table:table-cell>
          <table:table-cell office:value-type="float" office:value="63595" table:style-name="ce2">
            <text:p>63.595</text:p>
          </table:table-cell>
          <table:table-cell office:value-type="float" office:value="-47973" table:style-name="ce2">
            <text:p>-47.973</text:p>
          </table:table-cell>
          <table:table-cell office:value-type="float" office:value="94676" table:style-name="ce2">
            <text:p>94.6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TD2D_kernel_2</text:p>
          </table:table-cell>
          <table:table-cell office:value-type="float" office:value="-4124" table:style-name="ce2">
            <text:p>-4.124</text:p>
          </table:table-cell>
          <table:table-cell office:value-type="float" office:value="74743" table:style-name="ce2">
            <text:p>74.743</text:p>
          </table:table-cell>
          <table:table-cell office:value-type="float" office:value="99781" table:style-name="ce2">
            <text:p>99.781</text:p>
          </table:table-cell>
          <table:table-cell office:value-type="float" office:value="-4637" table:style-name="ce2">
            <text:p>-4.637</text:p>
          </table:table-cell>
          <table:table-cell office:value-type="float" office:value="78400" table:style-name="ce2">
            <text:p>78.400</text:p>
          </table:table-cell>
          <table:table-cell office:value-type="float" office:value="92163" table:style-name="ce2">
            <text:p>92.163</text:p>
          </table:table-cell>
          <table:table-cell office:value-type="float" office:value="-28259" table:style-name="ce2">
            <text:p>-28.259</text:p>
          </table:table-cell>
          <table:table-cell office:value-type="float" office:value="91986" table:style-name="ce2">
            <text:p>91.9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TD2D_kernel_3</text:p>
          </table:table-cell>
          <table:table-cell office:value-type="float" office:value="-63217" table:style-name="ce2">
            <text:p>-63.217</text:p>
          </table:table-cell>
          <table:table-cell office:value-type="float" office:value="93613" table:style-name="ce2">
            <text:p>93.613</text:p>
          </table:table-cell>
          <table:table-cell office:value-type="float" office:value="53093" table:style-name="ce2">
            <text:p>53.093</text:p>
          </table:table-cell>
          <table:table-cell office:value-type="float" office:value="-63358" table:style-name="ce2">
            <text:p>-63.358</text:p>
          </table:table-cell>
          <table:table-cell office:value-type="float" office:value="63579" table:style-name="ce2">
            <text:p>63.579</text:p>
          </table:table-cell>
          <table:table-cell office:value-type="float" office:value="64744" table:style-name="ce2">
            <text:p>64.744</text:p>
          </table:table-cell>
          <table:table-cell office:value-type="float" office:value="13488" table:style-name="ce2">
            <text:p>13.488</text:p>
          </table:table-cell>
          <table:table-cell office:value-type="float" office:value="99918" table:style-name="ce2">
            <text:p>99.9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MSCHMIDT_kernel_1</text:p>
          </table:table-cell>
          <table:table-cell office:value-type="float" office:value="-32999" table:style-name="ce2">
            <text:p>-32.999</text:p>
          </table:table-cell>
          <table:table-cell office:value-type="float" office:value="59286" table:style-name="ce2">
            <text:p>59.286</text:p>
          </table:table-cell>
          <table:table-cell office:value-type="float" office:value="77166" table:style-name="ce2">
            <text:p>77.166</text:p>
          </table:table-cell>
          <table:table-cell office:value-type="float" office:value="-34497" table:style-name="ce2">
            <text:p>-34.497</text:p>
          </table:table-cell>
          <table:table-cell office:value-type="float" office:value="58711" table:style-name="ce2">
            <text:p>58.711</text:p>
          </table:table-cell>
          <table:table-cell office:value-type="float" office:value="97708" table:style-name="ce2">
            <text:p>97.708</text:p>
          </table:table-cell>
          <table:table-cell office:value-type="float" office:value="56964" table:style-name="ce2">
            <text:p>56.964</text:p>
          </table:table-cell>
          <table:table-cell office:value-type="float" office:value="85745" table:style-name="ce2">
            <text:p>85.74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MSCHMIDT_kernel_2</text:p>
          </table:table-cell>
          <table:table-cell office:value-type="float" office:value="-200463" table:style-name="ce2">
            <text:p>-200.463</text:p>
          </table:table-cell>
          <table:table-cell office:value-type="float" office:value="26671" table:style-name="ce2">
            <text:p>26.671</text:p>
          </table:table-cell>
          <table:table-cell office:value-type="float" office:value="-59928" table:style-name="ce2">
            <text:p>-59.928</text:p>
          </table:table-cell>
          <table:table-cell office:value-type="float" office:value="-201996" table:style-name="ce2">
            <text:p>-201.996</text:p>
          </table:table-cell>
          <table:table-cell office:value-type="float" office:value="27966" table:style-name="ce2">
            <text:p>27.966</text:p>
          </table:table-cell>
          <table:table-cell office:value-type="float" office:value="-13214" table:style-name="ce2">
            <text:p>-13.214</text:p>
          </table:table-cell>
          <table:table-cell office:value-type="float" office:value="45214" table:style-name="ce2">
            <text:p>45.214</text:p>
          </table:table-cell>
          <table:table-cell office:value-type="float" office:value="20603" table:style-name="ce2">
            <text:p>20.6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MSCHMIDT_kernel_3</text:p>
          </table:table-cell>
          <table:table-cell office:value-type="float" office:value="79949" table:style-name="ce2">
            <text:p>79.949</text:p>
          </table:table-cell>
          <table:table-cell office:value-type="float" office:value="87185" table:style-name="ce2">
            <text:p>87.185</text:p>
          </table:table-cell>
          <table:table-cell office:value-type="float" office:value="77074" table:style-name="ce2">
            <text:p>77.074</text:p>
          </table:table-cell>
          <table:table-cell office:value-type="float" office:value="80683" table:style-name="ce2">
            <text:p>80.683</text:p>
          </table:table-cell>
          <table:table-cell office:value-type="float" office:value="97457" table:style-name="ce2">
            <text:p>97.457</text:p>
          </table:table-cell>
          <table:table-cell office:value-type="float" office:value="85148" table:style-name="ce2">
            <text:p>85.148</text:p>
          </table:table-cell>
          <table:table-cell office:value-type="float" office:value="24910" table:style-name="ce2">
            <text:p>24.910</text:p>
          </table:table-cell>
          <table:table-cell office:value-type="float" office:value="69686" table:style-name="ce2">
            <text:p>69.6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D_Convolution</text:p>
          </table:table-cell>
          <table:table-cell office:value-type="float" office:value="-243150" table:style-name="ce2">
            <text:p>-243.150</text:p>
          </table:table-cell>
          <table:table-cell office:value-type="float" office:value="15889" table:style-name="ce2">
            <text:p>15.889</text:p>
          </table:table-cell>
          <table:table-cell office:value-type="float" office:value="-41184" table:style-name="ce2">
            <text:p>-41.184</text:p>
          </table:table-cell>
          <table:table-cell office:value-type="float" office:value="-245407" table:style-name="ce2">
            <text:p>-245.407</text:p>
          </table:table-cell>
          <table:table-cell office:value-type="float" office:value="-23136" table:style-name="ce2">
            <text:p>-23.136</text:p>
          </table:table-cell>
          <table:table-cell office:value-type="float" office:value="-44078" table:style-name="ce2">
            <text:p>-44.078</text:p>
          </table:table-cell>
          <table:table-cell office:value-type="float" office:value="-903357" table:style-name="ce2">
            <text:p>-903.357</text:p>
          </table:table-cell>
          <table:table-cell office:value-type="float" office:value="14092" table:style-name="ce2">
            <text:p>14.0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D_Convolution_kernel_1</text:p>
          </table:table-cell>
          <table:table-cell office:value-type="float" office:value="-67928" table:style-name="ce2">
            <text:p>-67.928</text:p>
          </table:table-cell>
          <table:table-cell office:value-type="float" office:value="82570" table:style-name="ce2">
            <text:p>82.570</text:p>
          </table:table-cell>
          <table:table-cell office:value-type="float" office:value="77309" table:style-name="ce2">
            <text:p>77.309</text:p>
          </table:table-cell>
          <table:table-cell office:value-type="float" office:value="-66973" table:style-name="ce2">
            <text:p>-66.973</text:p>
          </table:table-cell>
          <table:table-cell office:value-type="float" office:value="58472" table:style-name="ce2">
            <text:p>58.472</text:p>
          </table:table-cell>
          <table:table-cell office:value-type="float" office:value="97404" table:style-name="ce2">
            <text:p>97.404</text:p>
          </table:table-cell>
          <table:table-cell office:value-type="float" office:value="-555775" table:style-name="ce2">
            <text:p>-555.775</text:p>
          </table:table-cell>
          <table:table-cell office:value-type="float" office:value="78895" table:style-name="ce2">
            <text:p>78.8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EMM</text:p>
          </table:table-cell>
          <table:table-cell office:value-type="float" office:value="-6559" table:style-name="ce2">
            <text:p>-6.559</text:p>
          </table:table-cell>
          <table:table-cell office:value-type="float" office:value="31070" table:style-name="ce2">
            <text:p>31.070</text:p>
          </table:table-cell>
          <table:table-cell office:value-type="float" office:value="-7379" table:style-name="ce2">
            <text:p>-7.379</text:p>
          </table:table-cell>
          <table:table-cell office:value-type="float" office:value="-6231" table:style-name="ce2">
            <text:p>-6.231</text:p>
          </table:table-cell>
          <table:table-cell office:value-type="float" office:value="-124626" table:style-name="ce2">
            <text:p>-124.626</text:p>
          </table:table-cell>
          <table:table-cell office:value-type="float" office:value="-55333" table:style-name="ce2">
            <text:p>-55.333</text:p>
          </table:table-cell>
          <table:table-cell office:value-type="float" office:value="-131681" table:style-name="ce2">
            <text:p>-131.681</text:p>
          </table:table-cell>
          <table:table-cell office:value-type="float" office:value="11335" table:style-name="ce2">
            <text:p>11.33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ESUMMV</text:p>
          </table:table-cell>
          <table:table-cell office:value-type="float" office:value="87992" table:style-name="ce2">
            <text:p>87.992</text:p>
          </table:table-cell>
          <table:table-cell office:value-type="float" office:value="70829" table:style-name="ce2">
            <text:p>70.829</text:p>
          </table:table-cell>
          <table:table-cell office:value-type="float" office:value="77038" table:style-name="ce2">
            <text:p>77.038</text:p>
          </table:table-cell>
          <table:table-cell office:value-type="float" office:value="87973" table:style-name="ce2">
            <text:p>87.973</text:p>
          </table:table-cell>
          <table:table-cell office:value-type="float" office:value="57505" table:style-name="ce2">
            <text:p>57.505</text:p>
          </table:table-cell>
          <table:table-cell office:value-type="float" office:value="70266" table:style-name="ce2">
            <text:p>70.266</text:p>
          </table:table-cell>
          <table:table-cell office:value-type="float" office:value="-278497" table:style-name="ce2">
            <text:p>-278.497</text:p>
          </table:table-cell>
          <table:table-cell office:value-type="float" office:value="99196" table:style-name="ce2">
            <text:p>99.1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VT_kernel_1</text:p>
          </table:table-cell>
          <table:table-cell office:value-type="float" office:value="22834" table:style-name="ce2">
            <text:p>22.834</text:p>
          </table:table-cell>
          <table:table-cell office:value-type="float" office:value="53439" table:style-name="ce2">
            <text:p>53.439</text:p>
          </table:table-cell>
          <table:table-cell office:value-type="float" office:value="64093" table:style-name="ce2">
            <text:p>64.093</text:p>
          </table:table-cell>
          <table:table-cell office:value-type="float" office:value="22788" table:style-name="ce2">
            <text:p>22.788</text:p>
          </table:table-cell>
          <table:table-cell office:value-type="float" office:value="53974" table:style-name="ce2">
            <text:p>53.974</text:p>
          </table:table-cell>
          <table:table-cell office:value-type="float" office:value="59515" table:style-name="ce2">
            <text:p>59.515</text:p>
          </table:table-cell>
          <table:table-cell office:value-type="float" office:value="50985" table:style-name="ce2">
            <text:p>50.985</text:p>
          </table:table-cell>
          <table:table-cell office:value-type="float" office:value="73386" table:style-name="ce2">
            <text:p>73.3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VT_kernel_2</text:p>
          </table:table-cell>
          <table:table-cell office:value-type="float" office:value="40287" table:style-name="ce2">
            <text:p>40.287</text:p>
          </table:table-cell>
          <table:table-cell office:value-type="float" office:value="94715" table:style-name="ce2">
            <text:p>94.715</text:p>
          </table:table-cell>
          <table:table-cell office:value-type="float" office:value="98408" table:style-name="ce2">
            <text:p>98.408</text:p>
          </table:table-cell>
          <table:table-cell office:value-type="float" office:value="40844" table:style-name="ce2">
            <text:p>40.844</text:p>
          </table:table-cell>
          <table:table-cell office:value-type="float" office:value="94080" table:style-name="ce2">
            <text:p>94.080</text:p>
          </table:table-cell>
          <table:table-cell office:value-type="float" office:value="99830" table:style-name="ce2">
            <text:p>99.830</text:p>
          </table:table-cell>
          <table:table-cell office:value-type="float" office:value="92998" table:style-name="ce2">
            <text:p>92.998</text:p>
          </table:table-cell>
          <table:table-cell office:value-type="float" office:value="96213" table:style-name="ce2">
            <text:p>96.213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Average_Accuracy</text:p>
          </table:table-cell>
          <table:table-cell office:value-type="float" office:value="-4075" table:style-name="ce2">
            <text:p>-4.075</text:p>
          </table:table-cell>
          <table:table-cell office:value-type="float" office:value="53886" table:style-name="ce2">
            <text:p>53.886</text:p>
          </table:table-cell>
          <table:table-cell office:value-type="float" office:value="52775" table:style-name="ce2">
            <text:p>52.775</text:p>
          </table:table-cell>
          <table:table-cell office:value-type="float" office:value="-39759" table:style-name="ce2">
            <text:p>-39.759</text:p>
          </table:table-cell>
          <table:table-cell office:value-type="float" office:value="25908" table:style-name="ce2">
            <text:p>25.908</text:p>
          </table:table-cell>
          <table:table-cell office:value-type="float" office:value="39306" table:style-name="ce2">
            <text:p>39.306</text:p>
          </table:table-cell>
          <table:table-cell office:value-type="float" office:value="-35366" table:style-name="ce2">
            <text:p>-35.366</text:p>
          </table:table-cell>
          <table:table-cell office:value-type="float" office:value="42716" table:style-name="ce2">
            <text:p>42.716</text:p>
          </table:table-cell>
          <table:table-cell table:number-columns-repeated="16375"/>
        </table:table-row>
        <table:table-row table:number-rows-repeated="1048549" table:style-name="ro1">
          <table:table-cell table:number-columns-repeated="16384"/>
        </table:table-row>
      </table:table>
      <table:table table:name="Masked" table:style-name="ta1">
        <table:table-column table:style-name="co1" table:default-cell-style-name="ce1"/>
        <table:table-column table:style-name="co10" table:number-columns-repeated="8" table:default-cell-style-name="ce1"/>
        <table:table-column table:style-name="co9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ccuracy_SVM_full_features</text:p>
          </table:table-cell>
          <table:table-cell office:value-type="string" table:style-name="ce1">
            <text:p>Accuracy_GB_full_features</text:p>
          </table:table-cell>
          <table:table-cell office:value-type="string" table:style-name="ce1">
            <text:p>Accuracy_RF_full_features</text:p>
          </table:table-cell>
          <table:table-cell office:value-type="string" table:style-name="ce1">
            <text:p>Accuracy_SVM_selected_features</text:p>
          </table:table-cell>
          <table:table-cell office:value-type="string" table:style-name="ce1">
            <text:p>Accuracy_GB_selected_features</text:p>
          </table:table-cell>
          <table:table-cell office:value-type="string" table:style-name="ce1">
            <text:p>Accuracy_RF_selected_features</text:p>
          </table:table-cell>
          <table:table-cell office:value-type="string" table:style-name="ce1">
            <text:p>Accuracy_Alternative_full_features</text:p>
          </table:table-cell>
          <table:table-cell office:value-type="string" table:style-name="ce1">
            <text:p>Accuracy_Alternative_selected_featu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MSCHMID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D_Con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D_Convolution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SUMM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erage_Accuracy</text:p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  <table:table table:name="Crash" table:style-name="ta1">
        <table:table-column table:style-name="co10" table:number-columns-repeated="9" table:default-cell-style-name="ce1"/>
        <table:table-column table:style-name="co9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ccuracy_SVM_full_features</text:p>
          </table:table-cell>
          <table:table-cell office:value-type="string" table:style-name="ce1">
            <text:p>Accuracy_GB_full_features</text:p>
          </table:table-cell>
          <table:table-cell office:value-type="string" table:style-name="ce1">
            <text:p>Accuracy_RF_full_features</text:p>
          </table:table-cell>
          <table:table-cell office:value-type="string" table:style-name="ce1">
            <text:p>Accuracy_SVM_selected_features</text:p>
          </table:table-cell>
          <table:table-cell office:value-type="string" table:style-name="ce1">
            <text:p>Accuracy_GB_selected_features</text:p>
          </table:table-cell>
          <table:table-cell office:value-type="string" table:style-name="ce1">
            <text:p>Accuracy_RF_selected_features</text:p>
          </table:table-cell>
          <table:table-cell office:value-type="string" table:style-name="ce1">
            <text:p>Accuracy_Alternative_full_features</text:p>
          </table:table-cell>
          <table:table-cell office:value-type="string" table:style-name="ce1">
            <text:p>Accuracy_Alternative_selected_featu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MSCHMID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D_Con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D_Convolution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SUMM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erage_Accuracy</text:p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  <table:table table:name="SDC_class" table:style-name="ta1"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ccuracy_SVM_full_features</text:p>
          </table:table-cell>
          <table:table-cell office:value-type="string" table:style-name="ce1">
            <text:p>Accuracy_GB_full_features</text:p>
          </table:table-cell>
          <table:table-cell office:value-type="string" table:style-name="ce1">
            <text:p>Accuracy_RF_full_features</text:p>
          </table:table-cell>
          <table:table-cell office:value-type="string" table:style-name="ce1">
            <text:p>Accuracy_SVM_selected_features</text:p>
          </table:table-cell>
          <table:table-cell office:value-type="string" table:style-name="ce1">
            <text:p>Accuracy_GB_selected_features</text:p>
          </table:table-cell>
          <table:table-cell office:value-type="string" table:style-name="ce1">
            <text:p>Accuracy_RF_selected_features</text:p>
          </table:table-cell>
          <table:table-cell office:value-type="string" table:style-name="ce1">
            <text:p>Accuracy_Alternative_full_features</text:p>
          </table:table-cell>
          <table:table-cell office:value-type="string" table:style-name="ce1">
            <text:p>Accuracy_Alternative_selected_featu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MSCHMID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D_Con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D_Convolution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SUMM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erage_Accuracy</text:p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HP</dc:creator>
    <meta:creation-date>2021-03-17T17:22:49Z</meta:creation-date>
    <dc:date>2021-03-21T15:34:04Z</dc:date>
    <meta:editing-cycles>8</meta:editing-cycles>
    <meta:editing-duration>PT880S</meta:editing-duration>
  </office:meta>
</office:document-meta>
</file>